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1.058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568cm"/>
    </style:style>
    <style:style style:name="co5" style:family="table-column">
      <style:table-column-properties fo:break-before="auto" style:column-width="1.647cm"/>
    </style:style>
    <style:style style:name="co6" style:family="table-column">
      <style:table-column-properties fo:break-before="auto" style:column-width="1.513cm"/>
    </style:style>
    <style:style style:name="co7" style:family="table-column">
      <style:table-column-properties fo:break-before="auto" style:column-width="1.487cm"/>
    </style:style>
    <style:style style:name="co8" style:family="table-column">
      <style:table-column-properties fo:break-before="auto" style:column-width="1.376cm"/>
    </style:style>
    <style:style style:name="co9" style:family="table-column">
      <style:table-column-properties fo:break-before="auto" style:column-width="1.7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99ffff" style:text-align-source="fix" style:repeat-content="false" fo:border="0.06pt solid #000000" style:vertical-align="middle"/>
      <style:paragraph-properties fo:text-align="center"/>
    </style:style>
    <style:style style:name="ce1" style:family="table-cell" style:parent-style-name="Default" style:data-style-name="N0"/>
    <style:style style:name="ce10" style:family="table-cell" style:parent-style-name="Default" style:data-style-name="N100">
      <style:table-cell-properties fo:background-color="#ccff66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 style:data-style-name="N100">
      <style:table-cell-properties fo:background-color="#ccff66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fo:background-color="#ccff66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tren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3" table:default-cell-style-name="ce2"/>
        <table:table-column table:style-name="co8" table:default-cell-style-name="ce2"/>
        <table:table-column table:style-name="co9" table:number-columns-repeated="49" table:default-cell-style-name="ce1"/>
        <table:table-row table:style-name="ro1">
          <table:table-cell table:number-columns-repeated="3"/>
          <table:table-cell table:style-name="ce12" office:value-type="string" calcext:value-type="string" table:number-columns-spanned="2" table:number-rows-spanned="1">
            <text:p>2016年度</text:p>
          </table:table-cell>
          <table:covered-table-cell/>
          <table:table-cell table:style-name="ce10" office:value-type="string" calcext:value-type="string" table:number-columns-spanned="3" table:number-rows-spanned="1">
            <text:p>2017年度</text:p>
          </table:table-cell>
          <table:covered-table-cell table:number-columns-repeated="2"/>
          <table:table-cell table:style-name="ce12" office:value-type="string" calcext:value-type="string" table:number-columns-spanned="3" table:number-rows-spanned="1">
            <text:p>2018年度</text:p>
          </table:table-cell>
          <table:covered-table-cell table:number-columns-repeated="2"/>
          <table:table-cell table:style-name="ce4" office:value-type="string" calcext:value-type="string">
            <text:p>2019</text:p>
          </table:table-cell>
          <table:table-cell table:style-name="ce3" office:value-type="string" calcext:value-type="string">
            <text:p>2020</text:p>
          </table:table-cell>
          <table:table-cell table:style-name="ce4" office:value-type="string" calcext:value-type="string">
            <text:p>2021</text:p>
          </table:table-cell>
          <table:table-cell table:style-name="ce12" office:value-type="string" calcext:value-type="string" table:number-columns-spanned="2" table:number-rows-spanned="1">
            <text:p>2022年度</text:p>
          </table:table-cell>
          <table:covered-table-cell table:style-name="ce12"/>
          <table:table-cell table:style-name="ce4" office:value-type="string" calcext:value-type="string">
            <text:p>2023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3" office:value-type="string" calcext:value-type="string">
            <text:p>8/2</text:p>
          </table:table-cell>
          <table:table-cell table:style-name="ce3" office:value-type="string" calcext:value-type="string">
            <text:p>11/30</text:p>
          </table:table-cell>
          <table:table-cell table:style-name="ce4" office:value-type="string" calcext:value-type="string">
            <text:p>6/13</text:p>
          </table:table-cell>
          <table:table-cell table:style-name="ce4" office:value-type="string" calcext:value-type="string">
            <text:p>11/27</text:p>
          </table:table-cell>
          <table:table-cell table:style-name="ce4" office:value-type="string" calcext:value-type="string">
            <text:p>11/29</text:p>
          </table:table-cell>
          <table:table-cell table:style-name="ce3" office:value-type="string" calcext:value-type="string">
            <text:p>5/29</text:p>
          </table:table-cell>
          <table:table-cell table:style-name="ce3" office:value-type="string" calcext:value-type="string">
            <text:p>11/30</text:p>
          </table:table-cell>
          <table:table-cell table:style-name="ce3" office:value-type="string" calcext:value-type="string">
            <text:p>12/3</text:p>
          </table:table-cell>
          <table:table-cell table:style-name="ce4" office:value-type="string" calcext:value-type="string">
            <text:p>12/16</text:p>
          </table:table-cell>
          <table:table-cell table:style-name="ce3" office:value-type="string" calcext:value-type="string">
            <text:p>11/25</text:p>
          </table:table-cell>
          <table:table-cell table:style-name="ce4" office:value-type="string" calcext:value-type="string">
            <text:p>12/3</text:p>
          </table:table-cell>
          <table:table-cell table:style-name="ce3" office:value-type="string" calcext:value-type="string">
            <text:p>12/16</text:p>
          </table:table-cell>
          <table:table-cell table:style-name="ce3" office:value-type="string" calcext:value-type="string">
            <text:p>2/17</text:p>
          </table:table-cell>
          <table:table-cell table:style-name="ce4" office:value-type="string" calcext:value-type="string">
            <text:p>11/28</text:p>
          </table:table-cell>
          <table:table-cell table:number-columns-repeated="51"/>
        </table:table-row>
        <table:table-row table:style-name="ro1"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page</text:p>
          </table:table-cell>
          <table:table-cell table:style-name="ce5" office:value-type="string" calcext:value-type="string">
            <text:p>n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8"/>
          <table:table-cell table:style-name="ce5" office:value-type="string" calcext:value-type="string">
            <text:p>計</text:p>
          </table:table-cell>
          <table:table-cell table:number-columns-repeated="49"/>
        </table:table-row>
        <table:table-row table:style-name="ro1">
          <table:table-cell table:number-columns-repeated="3"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4:.R4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5:.R5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8"/>
          <table:table-cell table:style-name="ce5" table:formula="of:=SUM([.D6:.R6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7:.R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8:.R8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9:.R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10:.R1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11:.R1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12:.R1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13:.R1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14:.R1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15:.R1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16:.R1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17:.R1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18:.R1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8"/>
          <table:table-cell table:style-name="ce5" table:formula="of:=SUM([.D19:.R1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8"/>
          <table:table-cell table:style-name="ce5" table:formula="of:=SUM([.D20:.R2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8" calcext:value-type="float">
            <text:p>18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8"/>
          <table:table-cell table:style-name="ce5" table:formula="of:=SUM([.D21:.R2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9" calcext:value-type="float">
            <text:p>19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5" table:formula="of:=SUM([.D22:.R2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0" calcext:value-type="float">
            <text:p>20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5" table:formula="of:=SUM([.D23:.R2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6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8"/>
          <table:table-cell table:style-name="ce5" table:formula="of:=SUM([.D25:.R25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26:.R26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8"/>
          <table:table-cell table:style-name="ce5" table:formula="of:=SUM([.D27:.R27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28:.R2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29:.R2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30:.R3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31:.R3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32:.R3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33:.R3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34:.R3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35:.R3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36:.R3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37:.R3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38:.R3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8"/>
          <table:table-cell table:style-name="ce5" table:formula="of:=SUM([.D39:.R3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8"/>
          <table:table-cell table:style-name="ce5" table:formula="of:=SUM([.D40:.R4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8"/>
          <table:table-cell table:style-name="ce5" table:formula="of:=SUM([.D41:.R4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8" calcext:value-type="float">
            <text:p>18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8"/>
          <table:table-cell table:style-name="ce5" table:formula="of:=SUM([.D42:.R4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9" calcext:value-type="float">
            <text:p>19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5" table:formula="of:=SUM([.D43:.R4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6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45:.R45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46:.R46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47:.R47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8"/>
          <table:table-cell table:style-name="ce5" table:formula="of:=SUM([.D48:.R48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49:.R4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50:.R5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51:.R5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52:.R5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53:.R5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54:.R5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55:.R5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56:.R5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57:.R5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58:.R5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8"/>
          <table:table-cell table:style-name="ce5" table:formula="of:=SUM([.D59:.R5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8"/>
          <table:table-cell table:style-name="ce5" table:formula="of:=SUM([.D60:.R6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8"/>
          <table:table-cell table:style-name="ce5" table:formula="of:=SUM([.D61:.R6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8"/>
          <table:table-cell table:style-name="ce5" table:formula="of:=SUM([.D62:.R6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9" calcext:value-type="float">
            <text:p>19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5" table:formula="of:=SUM([.D63:.R6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0" calcext:value-type="float">
            <text:p>20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5" table:formula="of:=SUM([.D64:.R6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6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66:.R66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67:.R67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8"/>
          <table:table-cell table:style-name="ce5" table:formula="of:=SUM([.D68:.R68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69:.R69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70:.R70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71:.R7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72:.R7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73:.R7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74:.R7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75:.R7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76:.R7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77:.R7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78:.R7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79:.R7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80:.R8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8"/>
          <table:table-cell table:style-name="ce5" table:formula="of:=SUM([.D81:.R8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8"/>
          <table:table-cell table:style-name="ce5" table:formula="of:=SUM([.D82:.R8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8" calcext:value-type="float">
            <text:p>18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8"/>
          <table:table-cell table:style-name="ce5" table:formula="of:=SUM([.D83:.R8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9" calcext:value-type="float">
            <text:p>19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5" table:formula="of:=SUM([.D84:.R8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6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8"/>
          <table:table-cell table:style-name="ce5" table:formula="of:=SUM([.D86:.R86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87:.R87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8"/>
          <table:table-cell table:style-name="ce5" table:formula="of:=SUM([.D88:.R88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89:.R8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90:.R9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91:.R9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92:.R9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93:.R9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94:.R9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95:.R9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96:.R9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97:.R9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98:.R9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99:.R9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8"/>
          <table:table-cell table:style-name="ce5" table:formula="of:=SUM([.D100:.R10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8"/>
          <table:table-cell table:style-name="ce5" table:formula="of:=SUM([.D101:.R10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8"/>
          <table:table-cell table:style-name="ce5" table:formula="of:=SUM([.D102:.R10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8" calcext:value-type="float">
            <text:p>18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8"/>
          <table:table-cell table:style-name="ce5" table:formula="of:=SUM([.D103:.R10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9" calcext:value-type="float">
            <text:p>19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5" table:formula="of:=SUM([.D104:.R10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0" calcext:value-type="float">
            <text:p>20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5" table:formula="of:=SUM([.D105:.R10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6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8"/>
          <table:table-cell table:style-name="ce5" table:formula="of:=SUM([.D107:.R107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108:.R108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8"/>
          <table:table-cell table:style-name="ce5" table:formula="of:=SUM([.D109:.R109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110:.R11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111:.R11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112:.R11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113:.R11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114:.R11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115:.R11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116:.R11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117:.R11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118:.R11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119:.R11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120:.R12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7"/>
          <table:table-cell table:style-name="ce8"/>
          <table:table-cell table:style-name="ce5" table:formula="of:=SUM([.D121:.R12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8"/>
          <table:table-cell table:style-name="ce5" table:formula="of:=SUM([.D122:.R12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8"/>
          <table:table-cell table:style-name="ce5" table:formula="of:=SUM([.D123:.R12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8" calcext:value-type="float">
            <text:p>18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8"/>
          <table:table-cell table:style-name="ce5" table:formula="of:=SUM([.D124:.R12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9" calcext:value-type="float">
            <text:p>19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5" table:formula="of:=SUM([.D125:.R12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0" calcext:value-type="float">
            <text:p>20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5" table:formula="of:=SUM([.D126:.R12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6"/>
          <table:table-cell table:number-columns-repeated="49"/>
        </table:table-row>
        <table:table-row table:style-name="ro1">
          <table:table-cell table:number-columns-repeated="2"/>
          <table:table-cell table:style-name="ce5" office:value-type="string" calcext:value-type="string">
            <text:p>計</text:p>
          </table:table-cell>
          <table:table-cell table:style-name="ce5" table:formula="of:=SUM([.D4:.D127])" office:value-type="float" office:value="10" calcext:value-type="float">
            <text:p>10</text:p>
          </table:table-cell>
          <table:table-cell table:style-name="ce5" table:formula="of:=SUM([.E4:.E127])" office:value-type="float" office:value="10" calcext:value-type="float">
            <text:p>10</text:p>
          </table:table-cell>
          <table:table-cell table:style-name="ce5" table:formula="of:=SUM([.F4:.F127])" office:value-type="float" office:value="10" calcext:value-type="float">
            <text:p>10</text:p>
          </table:table-cell>
          <table:table-cell table:style-name="ce5" table:formula="of:=SUM([.G4:.G127])" office:value-type="float" office:value="10" calcext:value-type="float">
            <text:p>10</text:p>
          </table:table-cell>
          <table:table-cell table:style-name="ce5" table:formula="of:=SUM([.H4:.H127])" office:value-type="float" office:value="10" calcext:value-type="float">
            <text:p>10</text:p>
          </table:table-cell>
          <table:table-cell table:style-name="ce5" table:formula="of:=SUM([.I4:.I127])" office:value-type="float" office:value="10" calcext:value-type="float">
            <text:p>10</text:p>
          </table:table-cell>
          <table:table-cell table:style-name="ce5" table:formula="of:=SUM([.J4:.J127])" office:value-type="float" office:value="10" calcext:value-type="float">
            <text:p>10</text:p>
          </table:table-cell>
          <table:table-cell table:style-name="ce5" table:formula="of:=SUM([.K4:.K127])" office:value-type="float" office:value="10" calcext:value-type="float">
            <text:p>10</text:p>
          </table:table-cell>
          <table:table-cell table:style-name="ce5" table:formula="of:=SUM([.L4:.L127])" office:value-type="float" office:value="10" calcext:value-type="float">
            <text:p>10</text:p>
          </table:table-cell>
          <table:table-cell table:style-name="ce5" table:formula="of:=SUM([.M4:.M127])" office:value-type="float" office:value="10" calcext:value-type="float">
            <text:p>10</text:p>
          </table:table-cell>
          <table:table-cell table:style-name="ce5" table:formula="of:=SUM([.N4:.N127])" office:value-type="float" office:value="10" calcext:value-type="float">
            <text:p>10</text:p>
          </table:table-cell>
          <table:table-cell table:style-name="ce5" table:formula="of:=SUM([.O4:.O127])" office:value-type="float" office:value="10" calcext:value-type="float">
            <text:p>10</text:p>
          </table:table-cell>
          <table:table-cell table:style-name="ce5" table:formula="of:=SUM([.P4:.P127])" office:value-type="float" office:value="10" calcext:value-type="float">
            <text:p>10</text:p>
          </table:table-cell>
          <table:table-cell table:style-name="ce5" table:formula="of:=SUM([.Q4:.Q127])" office:value-type="float" office:value="10" calcext:value-type="float">
            <text:p>10</text:p>
          </table:table-cell>
          <table:table-cell table:style-name="ce8"/>
          <table:table-cell table:style-name="ce5" table:formula="of:=SUM([.S4:.S127])" office:value-type="float" office:value="140" calcext:value-type="float">
            <text:p>140</text:p>
          </table:table-cell>
          <table:table-cell table:number-columns-repeated="49"/>
        </table:table-row>
        <table:table-row table:style-name="ro1">
          <table:table-cell table:number-columns-repeated="3"/>
          <table:table-cell table:style-name="ce1"/>
          <table:table-cell table:number-columns-repeated="64"/>
        </table:table-row>
        <table:table-row table:style-name="ro1" table:number-rows-repeated="1048446">
          <table:table-cell table:number-columns-repeated="68"/>
        </table:table-row>
        <table:table-row table:style-name="ro1">
          <table:table-cell table:number-columns-repeated="6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TakaoPGothic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3P0" style:volatile="true" number:language="ja" number:country="JP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103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103P0"/>
    </number:currency-style>
    <number:currency-style style:name="N10112" number:language="ja" number:country="JP">
      <number:currency-symbol number:language="ja" number:country="JP">￥</number:currency-symbol>
      <number:number number:decimal-places="0" number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25T14:30:34.772618612</dc:date>
    <meta:editing-cycles>20</meta:editing-cycles>
    <meta:editing-duration>PT1H28M10S</meta:editing-duration>
    <meta:document-statistic meta:table-count="1" meta:cell-count="686" meta:object-count="0"/>
  </office:meta>
</office:document-meta>
</file>